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standingRequestManager.findConflict( Selector selectors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IdTuple.RequestIdTuple( PartnerLinkInstance partnerLink , String opName , String me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IdTup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standingRequestManager.release( PartnerLinkInstance plinkInstnace , String opName , String mex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utstandingRequestManager.releaseA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utstandingRequestManager.cancel( String pickResponseChann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utstandingRequestManager.register( String pickResponseChannel , Selector selectors [ ]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ntry.Entry( String pickResponseChannel , Selector [ ] selec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questIdTupl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utstandingRequestManager.associate( String pickResponseChannel , String mex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utstandingRequestMana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IdTup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